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monospace"/>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9"/>
    <style:style style:name="P8" style:family="paragraph" style:parent-style-name="Text_20_body" style:list-style-name="L15"/>
    <style:style style:name="P9" style:family="paragraph" style:parent-style-name="Text_20_body" style:list-style-name="L17"/>
    <style:style style:name="P10" style:family="paragraph" style:parent-style-name="Text_20_body" style:list-style-name="L18"/>
    <style:style style:name="P11" style:family="paragraph" style:parent-style-name="Text_20_body">
      <style:text-properties style:font-name="Times New Roman"/>
    </style:style>
    <style:style style:name="P12" style:family="paragraph" style:parent-style-name="Text_20_body" style:list-style-name="L7">
      <style:text-properties style:font-name="Times New Roman"/>
    </style:style>
    <style:style style:name="P13" style:family="paragraph" style:parent-style-name="Text_20_body" style:list-style-name="L8">
      <style:text-properties style:font-name="Times New Roman"/>
    </style:style>
    <style:style style:name="P14" style:family="paragraph" style:parent-style-name="Text_20_body" style:list-style-name="L10">
      <style:text-properties style:font-name="Times New Roman"/>
    </style:style>
    <style:style style:name="P15" style:family="paragraph" style:parent-style-name="Text_20_body" style:list-style-name="L11">
      <style:text-properties style:font-name="Times New Roman"/>
    </style:style>
    <style:style style:name="P16" style:family="paragraph" style:parent-style-name="Text_20_body" style:list-style-name="L12">
      <style:text-properties style:font-name="Times New Roman"/>
    </style:style>
    <style:style style:name="P17" style:family="paragraph" style:parent-style-name="Text_20_body" style:list-style-name="L13">
      <style:text-properties style:font-name="Times New Roman"/>
    </style:style>
    <style:style style:name="P18" style:family="paragraph" style:parent-style-name="Text_20_body" style:list-style-name="L14">
      <style:text-properties style:font-name="Times New Roman"/>
    </style:style>
    <style:style style:name="P19" style:family="paragraph" style:parent-style-name="Text_20_body" style:list-style-name="L16">
      <style:text-properties style:font-name="Times New Roman"/>
    </style:style>
    <style:style style:name="P20" style:family="paragraph" style:parent-style-name="Text_20_body" style:list-style-name="L1">
      <style:paragraph-properties fo:margin-top="0cm" fo:margin-bottom="0cm" loext:contextual-spacing="false"/>
    </style:style>
    <style:style style:name="P21" style:family="paragraph" style:parent-style-name="Text_20_body" style:list-style-name="L2">
      <style:paragraph-properties fo:margin-top="0cm" fo:margin-bottom="0cm" loext:contextual-spacing="false"/>
    </style:style>
    <style:style style:name="P22" style:family="paragraph" style:parent-style-name="Text_20_body" style:list-style-name="L3">
      <style:paragraph-properties fo:margin-top="0cm" fo:margin-bottom="0cm" loext:contextual-spacing="false"/>
    </style:style>
    <style:style style:name="P23" style:family="paragraph" style:parent-style-name="Text_20_body" style:list-style-name="L4">
      <style:paragraph-properties fo:margin-top="0cm" fo:margin-bottom="0cm" loext:contextual-spacing="false"/>
    </style:style>
    <style:style style:name="P24" style:family="paragraph" style:parent-style-name="Text_20_body" style:list-style-name="L7">
      <style:paragraph-properties fo:margin-top="0cm" fo:margin-bottom="0cm" loext:contextual-spacing="false"/>
    </style:style>
    <style:style style:name="P25" style:family="paragraph" style:parent-style-name="Text_20_body" style:list-style-name="L8">
      <style:paragraph-properties fo:margin-top="0cm" fo:margin-bottom="0cm" loext:contextual-spacing="false"/>
    </style:style>
    <style:style style:name="P26" style:family="paragraph" style:parent-style-name="Text_20_body" style:list-style-name="L10">
      <style:paragraph-properties fo:margin-top="0cm" fo:margin-bottom="0cm" loext:contextual-spacing="false"/>
    </style:style>
    <style:style style:name="P27" style:family="paragraph" style:parent-style-name="Text_20_body" style:list-style-name="L11">
      <style:paragraph-properties fo:margin-top="0cm" fo:margin-bottom="0cm" loext:contextual-spacing="false"/>
    </style:style>
    <style:style style:name="P28" style:family="paragraph" style:parent-style-name="Text_20_body" style:list-style-name="L12">
      <style:paragraph-properties fo:margin-top="0cm" fo:margin-bottom="0cm" loext:contextual-spacing="false"/>
    </style:style>
    <style:style style:name="P29" style:family="paragraph" style:parent-style-name="Text_20_body" style:list-style-name="L13">
      <style:paragraph-properties fo:margin-top="0cm" fo:margin-bottom="0cm" loext:contextual-spacing="false"/>
    </style:style>
    <style:style style:name="P30" style:family="paragraph" style:parent-style-name="Text_20_body" style:list-style-name="L14">
      <style:paragraph-properties fo:margin-top="0cm" fo:margin-bottom="0cm" loext:contextual-spacing="false"/>
    </style:style>
    <style:style style:name="P31" style:family="paragraph" style:parent-style-name="Text_20_body" style:list-style-name="L16">
      <style:paragraph-properties fo:margin-top="0cm" fo:margin-bottom="0cm" loext:contextual-spacing="false"/>
    </style:style>
    <style:style style:name="P32" style:family="paragraph" style:parent-style-name="Text_20_body" style:list-style-name="L17">
      <style:paragraph-properties fo:margin-top="0cm" fo:margin-bottom="0cm" loext:contextual-spacing="false"/>
    </style:style>
    <style:style style:name="P33" style:family="paragraph" style:parent-style-name="Text_20_body" style:list-style-name="L18">
      <style:paragraph-properties fo:margin-top="0cm" fo:margin-bottom="0cm" loext:contextual-spacing="false"/>
    </style:style>
    <style:style style:name="P34" style:family="paragraph" style:parent-style-name="Text_20_body" style:list-style-name="L7">
      <style:paragraph-properties fo:margin-top="0cm" fo:margin-bottom="0cm" loext:contextual-spacing="false"/>
      <style:text-properties style:font-name="Times New Roman"/>
    </style:style>
    <style:style style:name="P35" style:family="paragraph" style:parent-style-name="Text_20_body" style:list-style-name="L8">
      <style:paragraph-properties fo:margin-top="0cm" fo:margin-bottom="0cm" loext:contextual-spacing="false"/>
      <style:text-properties style:font-name="Times New Roman"/>
    </style:style>
    <style:style style:name="P36" style:family="paragraph" style:parent-style-name="Text_20_body" style:list-style-name="L10">
      <style:paragraph-properties fo:margin-top="0cm" fo:margin-bottom="0cm" loext:contextual-spacing="false"/>
      <style:text-properties style:font-name="Times New Roman"/>
    </style:style>
    <style:style style:name="P37" style:family="paragraph" style:parent-style-name="Text_20_body" style:list-style-name="L11">
      <style:paragraph-properties fo:margin-top="0cm" fo:margin-bottom="0cm" loext:contextual-spacing="false"/>
      <style:text-properties style:font-name="Times New Roman"/>
    </style:style>
    <style:style style:name="P38" style:family="paragraph" style:parent-style-name="Text_20_body" style:list-style-name="L12">
      <style:paragraph-properties fo:margin-top="0cm" fo:margin-bottom="0cm" loext:contextual-spacing="false"/>
      <style:text-properties style:font-name="Times New Roman"/>
    </style:style>
    <style:style style:name="P39" style:family="paragraph" style:parent-style-name="Text_20_body" style:list-style-name="L13">
      <style:paragraph-properties fo:margin-top="0cm" fo:margin-bottom="0cm" loext:contextual-spacing="false"/>
      <style:text-properties style:font-name="Times New Roman"/>
    </style:style>
    <style:style style:name="P40" style:family="paragraph" style:parent-style-name="Text_20_body" style:list-style-name="L14">
      <style:paragraph-properties fo:margin-top="0cm" fo:margin-bottom="0cm" loext:contextual-spacing="false"/>
      <style:text-properties style:font-name="Times New Roman"/>
    </style:style>
    <style:style style:name="P41" style:family="paragraph" style:parent-style-name="Text_20_body" style:list-style-name="L16">
      <style:paragraph-properties fo:margin-top="0cm" fo:margin-bottom="0cm" loext:contextual-spacing="false"/>
      <style:text-properties style:font-name="Times New Roman"/>
    </style:style>
    <style:style style:name="P42" style:family="paragraph" style:parent-style-name="Standard">
      <style:text-properties style:font-name="Times New Roman"/>
    </style:style>
    <style:style style:name="P43" style:family="paragraph" style:parent-style-name="Horizontal_20_Line">
      <style:text-properties style:font-name="Times New Roman"/>
    </style:style>
    <style:style style:name="P44" style:family="paragraph" style:parent-style-name="Preformatted_20_Text">
      <style:text-properties style:font-name="Times New Roman" officeooo:paragraph-rsid="00008c6d"/>
    </style:style>
    <style:style style:name="P45" style:family="paragraph" style:parent-style-name="Preformatted_20_Text">
      <style:text-properties officeooo:paragraph-rsid="00008c6d"/>
    </style:style>
    <style:style style:name="T1" style:family="text">
      <style:text-properties officeooo:rsid="00008c6d"/>
    </style:style>
    <style:style style:name="T2" style:family="text">
      <style:text-properties fo:font-size="16pt" officeooo:rsid="00008c6d" style:font-size-asian="16pt" style:font-size-complex="16pt"/>
    </style:style>
    <style:style style:name="T3" style:family="text">
      <style:text-properties fo:font-size="16pt" fo:font-weight="bold" officeooo:rsid="00008c6d" style:font-size-asian="16pt" style:font-weight-asian="bold" style:font-size-complex="16pt" style:font-weight-complex="bold"/>
    </style:style>
    <style:style style:name="T4" style:family="text">
      <style:text-properties style:font-name="Times New Roman"/>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Strong_20_Emphasis"><text:span text:style-name="T4">Automated Data Processing Script Documentation</text:span></text:span></text:h>
      <text:h text:style-name="Heading_20_2" text:outline-level="2"><text:span text:style-name="Strong_20_Emphasis"><text:span text:style-name="T4">1. Introduction</text:span></text:span></text:h>
      <text:p text:style-name="P11">This Python script is designed to automate the extraction, processing, and combination of various market price data from multiple sources. It integrates with PDF extraction tools, CSV file processing, and FTP data downloading. The main goal of the script is to automate the extraction of market data, apply necessary filtering, and save the processed data in a structured format for further analysis or reporting.</text:p>
      <text:h text:style-name="Heading_20_3" text:outline-level="3"><text:span text:style-name="Strong_20_Emphasis"><text:span text:style-name="T4">Key Features:</text:span></text:span></text:h>
      <text:list xml:id="list16128173" text:style-name="L1">
        <text:list-item>
          <text:p text:style-name="P20"><text:span text:style-name="Strong_20_Emphasis"><text:span text:style-name="T4">PDF Data Extraction:</text:span></text:span><text:span text:style-name="T4"> Extracts data from PDFs using custom extraction functions.</text:span></text:p>
        </text:list-item>
        <text:list-item>
          <text:p text:style-name="P20"><text:span text:style-name="Strong_20_Emphasis"><text:span text:style-name="T4">File Filtering and Processing:</text:span></text:span><text:span text:style-name="T4"> Filters and processes CSV files based on specific conditions and adds material IDs.</text:span></text:p>
        </text:list-item>
        <text:list-item>
          <text:p text:style-name="P20"><text:span text:style-name="Strong_20_Emphasis"><text:span text:style-name="T4">FTP Data Load:</text:span></text:span><text:span text:style-name="T4"> Downloads data from an FTP server based on file patterns.</text:span></text:p>
        </text:list-item>
        <text:list-item>
          <text:p text:style-name="P20"><text:span text:style-name="Strong_20_Emphasis"><text:span text:style-name="T4">Excel File Management:</text:span></text:span><text:span text:style-name="T4"> Combines and merges multiple Excel files into a single dataset.</text:span></text:p>
        </text:list-item>
        <text:list-item>
          <text:p text:style-name="P1"><text:span text:style-name="Strong_20_Emphasis"><text:span text:style-name="T4">Currency Name Change:</text:span></text:span><text:span text:style-name="T4"> Changes the currency name in the dataset from USD to INR.</text:span></text:p>
        </text:list-item>
      </text:list>
      <text:h text:style-name="Heading_20_2" text:outline-level="2"><text:span text:style-name="Strong_20_Emphasis"><text:span text:style-name="T4">2. Script Workflow Overview</text:span></text:span></text:h>
      <text:p text:style-name="P11">The script follows the following steps to automate the data processing:</text:p>
      <text:list xml:id="list666353057" text:style-name="L2">
        <text:list-item>
          <text:p text:style-name="P21"><text:span text:style-name="Strong_20_Emphasis"><text:span text:style-name="T4">Data Preparation:</text:span></text:span><text:span text:style-name="T4"> Prepares the necessary data and parameters.</text:span></text:p>
        </text:list-item>
        <text:list-item>
          <text:p text:style-name="P21"><text:span text:style-name="Strong_20_Emphasis"><text:span text:style-name="T4">PDF Link Processing:</text:span></text:span><text:span text:style-name="T4"> Downloads and processes PDFs based on the list of files.</text:span></text:p>
        </text:list-item>
        <text:list-item>
          <text:p text:style-name="P21"><text:span text:style-name="Strong_20_Emphasis"><text:span text:style-name="T4">Data Extraction:</text:span></text:span><text:span text:style-name="T4"> Extracts and processes market data from various sources (e.g., Platts, Argus, LME).</text:span></text:p>
        </text:list-item>
        <text:list-item>
          <text:p text:style-name="P21"><text:span text:style-name="Strong_20_Emphasis"><text:span text:style-name="T4">FTP Data Load:</text:span></text:span><text:span text:style-name="T4"> Downloads data from an FTP server.</text:span></text:p>
        </text:list-item>
        <text:list-item>
          <text:p text:style-name="P21"><text:span text:style-name="Strong_20_Emphasis"><text:span text:style-name="T4">Data Combination and Merging:</text:span></text:span><text:span text:style-name="T4"> Combines data from multiple sources into one Excel file.</text:span></text:p>
        </text:list-item>
        <text:list-item>
          <text:p text:style-name="P2"><text:span text:style-name="Strong_20_Emphasis"><text:span text:style-name="T4">Currency Name Change:</text:span></text:span><text:span text:style-name="T4"> Changes currency names as per the requirement.</text:span></text:p>
        </text:list-item>
      </text:list>
      <text:h text:style-name="Heading_20_2" text:outline-level="2"><text:span text:style-name="Strong_20_Emphasis"><text:span text:style-name="T4">3. Components Overview</text:span></text:span></text:h>
      <text:h text:style-name="Heading_20_3" text:outline-level="3"><text:span text:style-name="Strong_20_Emphasis"><text:span text:style-name="T4">3.1 Libraries and Modules Used:</text:span></text:span></text:h>
      <text:list xml:id="list2973728594" text:style-name="L3">
        <text:list-item>
          <text:p text:style-name="P22"><text:span text:style-name="Strong_20_Emphasis"><text:span text:style-name="T4">os, logging, datetime:</text:span></text:span><text:span text:style-name="T4"> For file handling, logging, and managing date and time.</text:span></text:p>
        </text:list-item>
        <text:list-item>
          <text:p text:style-name="P22"><text:span text:style-name="Strong_20_Emphasis"><text:span text:style-name="T4">glob:</text:span></text:span><text:span text:style-name="T4"> For handling file pattern matching.</text:span></text:p>
        </text:list-item>
        <text:list-item>
          <text:p text:style-name="P22"><text:span text:style-name="Strong_20_Emphasis"><text:span text:style-name="T4">Automation_pdf_extraction (Auto_pdf_ext):</text:span></text:span><text:span text:style-name="T4"> For extracting data from PDF files.</text:span></text:p>
        </text:list-item>
        <text:list-item>
          <text:p text:style-name="P22"><text:span text:style-name="Strong_20_Emphasis"><text:span text:style-name="T4">PDFDataExtractorArgus (Argus):</text:span></text:span><text:span text:style-name="T4"> For extracting data from Argus PDFs.</text:span></text:p>
        </text:list-item>
        <text:list-item>
          <text:p text:style-name="P22"><text:span text:style-name="Strong_20_Emphasis"><text:span text:style-name="T4">LMEDataFetcher (LME):</text:span></text:span><text:span text:style-name="T4"> For fetching LME market data.</text:span></text:p>
        </text:list-item>
        <text:list-item>
          <text:p text:style-name="P22"><text:soft-page-break/><text:span text:style-name="Strong_20_Emphasis"><text:span text:style-name="T4">PDFTableExtractorPlatts (Platts):</text:span></text:span><text:span text:style-name="T4"> For extracting data from Platts PDFs.</text:span></text:p>
        </text:list-item>
        <text:list-item>
          <text:p text:style-name="P22"><text:span text:style-name="Strong_20_Emphasis"><text:span text:style-name="T4">CSVManager (csv):</text:span></text:span><text:span text:style-name="T4"> For handling CSV and Excel files.</text:span></text:p>
        </text:list-item>
        <text:list-item>
          <text:p text:style-name="P22"><text:span text:style-name="Strong_20_Emphasis"><text:span text:style-name="T4">PDFLinkProcessor (pdf):</text:span></text:span><text:span text:style-name="T4"> For processing PDF links and downloading related files.</text:span></text:p>
        </text:list-item>
        <text:list-item>
          <text:p text:style-name="P22"><text:span text:style-name="Strong_20_Emphasis"><text:span text:style-name="T4">ExcelCombiner (Excel):</text:span></text:span><text:span text:style-name="T4"> For combining multiple Excel files.</text:span></text:p>
        </text:list-item>
        <text:list-item>
          <text:p text:style-name="P22"><text:span text:style-name="Strong_20_Emphasis"><text:span text:style-name="T4">LatestFileLoader_xlsx (load):</text:span></text:span><text:span text:style-name="T4"> For loading the most recent file.</text:span></text:p>
        </text:list-item>
        <text:list-item>
          <text:p text:style-name="P22"><text:span text:style-name="Strong_20_Emphasis"><text:span text:style-name="T4">FTP_code (ftp):</text:span></text:span><text:span text:style-name="T4"> For handling FTP downloads.</text:span></text:p>
        </text:list-item>
        <text:list-item>
          <text:p text:style-name="P22"><text:span text:style-name="Strong_20_Emphasis"><text:span text:style-name="T4">ExcelMerger (Merge):</text:span></text:span><text:span text:style-name="T4"> For merging Excel files.</text:span></text:p>
        </text:list-item>
        <text:list-item>
          <text:p text:style-name="P3"><text:span text:style-name="Strong_20_Emphasis"><text:span text:style-name="T4">Currency_name_change (change):</text:span></text:span><text:span text:style-name="T4"> For changing currency names.</text:span></text:p>
        </text:list-item>
      </text:list>
      <text:h text:style-name="Heading_20_2" text:outline-level="2"><text:span text:style-name="Strong_20_Emphasis"><text:span text:style-name="T4">4. Detailed Breakdown of Functions</text:span></text:span></text:h>
      <text:h text:style-name="Heading_20_3" text:outline-level="3"><text:span text:style-name="Strong_20_Emphasis"><text:span text:style-name="T4">4.1 setup_logging()</text:span></text:span></text:h>
      <text:list xml:id="list2860304689" text:style-name="L4">
        <text:list-item>
          <text:p text:style-name="P23"><text:span text:style-name="Strong_20_Emphasis"><text:span text:style-name="T4">Purpose:</text:span></text:span><text:span text:style-name="T4"> Configures logging settings for the script to record all activities and errors.</text:span></text:p>
        </text:list-item>
        <text:list-item>
          <text:p text:style-name="P4"><text:span text:style-name="Strong_20_Emphasis"><text:span text:style-name="T4">Logging Level:</text:span></text:span><text:span text:style-name="T4"> </text:span><text:span text:style-name="Source_20_Text"><text:span text:style-name="T4">INFO</text:span></text:span><text:span text:style-name="T4"> – Logs general information and errors.</text:span></text:p>
        </text:list-item>
      </text:list>
      <text:h text:style-name="Heading_20_3" text:outline-level="3"><text:span text:style-name="Strong_20_Emphasis"><text:span text:style-name="T4">4.2 get_current_date()</text:span></text:span></text:h>
      <text:list xml:id="list2735326160" text:style-name="L5">
        <text:list-item>
          <text:p text:style-name="P5"><text:span text:style-name="Strong_20_Emphasis"><text:span text:style-name="T4">Purpose:</text:span></text:span><text:span text:style-name="T4"> Returns the current date in the format </text:span><text:span text:style-name="Source_20_Text"><text:span text:style-name="T4">DD/MM/YYYY</text:span></text:span><text:span text:style-name="T4">.</text:span></text:p>
        </text:list-item>
      </text:list>
      <text:h text:style-name="Heading_20_3" text:outline-level="3"><text:span text:style-name="Strong_20_Emphasis"><text:span text:style-name="T4">4.3 prepare_file_data(formatted_date)</text:span></text:span></text:h>
      <text:list xml:id="list136119093" text:style-name="L6">
        <text:list-item>
          <text:p text:style-name="P6"><text:span text:style-name="Strong_20_Emphasis"><text:span text:style-name="T4">Purpose:</text:span></text:span><text:span text:style-name="T4"> Prepares a list of file names with the formatted date, which will be used for filtering and further processing.</text:span></text:p>
        </text:list-item>
      </text:list>
      <text:h text:style-name="Heading_20_3" text:outline-level="3"><text:span text:style-name="Strong_20_Emphasis"><text:span text:style-name="T4">4.4 run_data_filtering_process(load_directory)</text:span></text:span></text:h>
      <text:list xml:id="list72806549" text:style-name="L7">
        <text:list-item>
          <text:p text:style-name="P24"><text:span text:style-name="Strong_20_Emphasis"><text:span text:style-name="T4">Purpose:</text:span></text:span><text:span text:style-name="T4"> Filters and processes the data from the CSV files.</text:span></text:p>
          <text:list>
            <text:list-item>
              <text:p text:style-name="P24"><text:span text:style-name="Strong_20_Emphasis"><text:span text:style-name="T4">Steps:</text:span></text:span></text:p>
              <text:list>
                <text:list-item>
                  <text:p text:style-name="P34">Lists all Excel files in the load directory.</text:p>
                </text:list-item>
                <text:list-item>
                  <text:p text:style-name="P34">Reads and processes the content of the files.</text:p>
                </text:list-item>
                <text:list-item>
                  <text:p text:style-name="P34">Deletes any related PDF files.</text:p>
                </text:list-item>
                <text:list-item>
                  <text:p text:style-name="P34">Adds material IDs to the data.</text:p>
                </text:list-item>
                <text:list-item>
                  <text:p text:style-name="P34">Applies filter conditions based on predefined criteria.</text:p>
                </text:list-item>
                <text:list-item>
                  <text:p text:style-name="P12">Saves the processed data as a new Excel file.</text:p>
                </text:list-item>
              </text:list>
            </text:list-item>
          </text:list>
        </text:list-item>
      </text:list>
      <text:h text:style-name="Heading_20_3" text:outline-level="3"><text:span text:style-name="Strong_20_Emphasis"><text:span text:style-name="T4">4.5 process_pdf_links(files)</text:span></text:span></text:h>
      <text:list xml:id="list4137578791" text:style-name="L8">
        <text:list-item>
          <text:p text:style-name="P25"><text:span text:style-name="Strong_20_Emphasis"><text:span text:style-name="T4">Purpose:</text:span></text:span><text:span text:style-name="T4"> Handles PDF link generation and downloading.</text:span></text:p>
          <text:list>
            <text:list-item>
              <text:p text:style-name="P25"><text:span text:style-name="Strong_20_Emphasis"><text:span text:style-name="T4">Steps:</text:span></text:span></text:p>
              <text:list>
                <text:list-item>
                  <text:p text:style-name="P35">Generates URLs for the PDF files.</text:p>
                </text:list-item>
                <text:list-item>
                  <text:p text:style-name="P35">Downloads the PDFs based on the generated URLs.</text:p>
                </text:list-item>
                <text:list-item>
                  <text:p text:style-name="P13">Loads the downloaded PDFs for further processing.</text:p>
                </text:list-item>
              </text:list>
            </text:list-item>
          </text:list>
        </text:list-item>
      </text:list>
      <text:h text:style-name="Heading_20_3" text:outline-level="3"><text:soft-page-break/><text:span text:style-name="Strong_20_Emphasis"><text:span text:style-name="T4">4.6 extract_latest_files()</text:span></text:span></text:h>
      <text:list xml:id="list2850979528" text:style-name="L9">
        <text:list-item>
          <text:p text:style-name="P7"><text:span text:style-name="Strong_20_Emphasis"><text:span text:style-name="T4">Purpose:</text:span></text:span><text:span text:style-name="T4"> Loads the latest PDF files (ICT and CDI) from the specified directory.</text:span></text:p>
        </text:list-item>
      </text:list>
      <text:h text:style-name="Heading_20_3" text:outline-level="3"><text:span text:style-name="Strong_20_Emphasis"><text:span text:style-name="T4">4.7 extract_platts_data(latest_ict_file)</text:span></text:span></text:h>
      <text:list xml:id="list1032466601" text:style-name="L10">
        <text:list-item>
          <text:p text:style-name="P26"><text:span text:style-name="Strong_20_Emphasis"><text:span text:style-name="T4">Purpose:</text:span></text:span><text:span text:style-name="T4"> Extracts specific data from the Platts PDF file.</text:span></text:p>
          <text:list>
            <text:list-item>
              <text:p text:style-name="P26"><text:span text:style-name="Strong_20_Emphasis"><text:span text:style-name="T4">Steps:</text:span></text:span></text:p>
              <text:list>
                <text:list-item>
                  <text:p text:style-name="P36">Uses predefined filter data and IDs for different types of coal.</text:p>
                </text:list-item>
                <text:list-item>
                  <text:p text:style-name="P36">Extracts and processes the table data from the provided Platts PDF.</text:p>
                </text:list-item>
                <text:list-item>
                  <text:p text:style-name="P14">Saves the extracted data to an Excel file.</text:p>
                </text:list-item>
              </text:list>
            </text:list-item>
          </text:list>
        </text:list-item>
      </text:list>
      <text:h text:style-name="Heading_20_3" text:outline-level="3"><text:span text:style-name="Strong_20_Emphasis"><text:span text:style-name="T4">4.8 extract_lme_data()</text:span></text:span></text:h>
      <text:list xml:id="list2352799941" text:style-name="L11">
        <text:list-item>
          <text:p text:style-name="P27"><text:span text:style-name="Strong_20_Emphasis"><text:span text:style-name="T4">Purpose:</text:span></text:span><text:span text:style-name="T4"> Fetches LME market data, processes it, and saves it to an Excel file.</text:span></text:p>
          <text:list>
            <text:list-item>
              <text:p text:style-name="P27"><text:span text:style-name="Strong_20_Emphasis"><text:span text:style-name="T4">Steps:</text:span></text:span></text:p>
              <text:list>
                <text:list-item>
                  <text:p text:style-name="P37">Defines the LME data for a specific material (e.g., Nickel Plate).</text:p>
                </text:list-item>
                <text:list-item>
                  <text:p text:style-name="P37">Fetches the LME data from an online source.</text:p>
                </text:list-item>
                <text:list-item>
                  <text:p text:style-name="P15">Saves the fetched data to an Excel file.</text:p>
                </text:list-item>
              </text:list>
            </text:list-item>
          </text:list>
        </text:list-item>
      </text:list>
      <text:h text:style-name="Heading_20_3" text:outline-level="3"><text:span text:style-name="Strong_20_Emphasis"><text:span text:style-name="T4">4.9 extract_argus_data(latest_cdi_file)</text:span></text:span></text:h>
      <text:list xml:id="list2761564207" text:style-name="L12">
        <text:list-item>
          <text:p text:style-name="P28"><text:span text:style-name="Strong_20_Emphasis"><text:span text:style-name="T4">Purpose:</text:span></text:span><text:span text:style-name="T4"> Extracts data from the Argus PDF and saves it to an Excel file.</text:span></text:p>
          <text:list>
            <text:list-item>
              <text:p text:style-name="P28"><text:span text:style-name="Strong_20_Emphasis"><text:span text:style-name="T4">Steps:</text:span></text:span></text:p>
              <text:list>
                <text:list-item>
                  <text:p text:style-name="P38">Extracts relevant data from the Argus PDF.</text:p>
                </text:list-item>
                <text:list-item>
                  <text:p text:style-name="P16">Saves the extracted data to an Excel file.</text:p>
                </text:list-item>
              </text:list>
            </text:list-item>
          </text:list>
        </text:list-item>
      </text:list>
      <text:h text:style-name="Heading_20_3" text:outline-level="3"><text:span text:style-name="Strong_20_Emphasis"><text:span text:style-name="T4">4.10 ftp_data_load(DOWNLOAD_DIRECTORY)</text:span></text:span></text:h>
      <text:list xml:id="list2780145643" text:style-name="L13">
        <text:list-item>
          <text:p text:style-name="P29"><text:span text:style-name="Strong_20_Emphasis"><text:span text:style-name="T4">Purpose:</text:span></text:span><text:span text:style-name="T4"> Downloads files from an FTP server.</text:span></text:p>
          <text:list>
            <text:list-item>
              <text:p text:style-name="P29"><text:span text:style-name="Strong_20_Emphasis"><text:span text:style-name="T4">Steps:</text:span></text:span></text:p>
              <text:list>
                <text:list-item>
                  <text:p text:style-name="P39">Connects to the FTP server.</text:p>
                </text:list-item>
                <text:list-item>
                  <text:p text:style-name="P17">Downloads files matching a specific pattern to the specified download directory.</text:p>
                </text:list-item>
              </text:list>
            </text:list-item>
          </text:list>
        </text:list-item>
      </text:list>
      <text:h text:style-name="Heading_20_3" text:outline-level="3"><text:span text:style-name="Strong_20_Emphasis"><text:span text:style-name="T4">4.11 combine_excel_file(DOWNLOAD_DIRECTORY)</text:span></text:span></text:h>
      <text:list xml:id="list1025665952" text:style-name="L14">
        <text:list-item>
          <text:p text:style-name="P30"><text:span text:style-name="Strong_20_Emphasis"><text:span text:style-name="T4">Purpose:</text:span></text:span><text:span text:style-name="T4"> Combines multiple Excel files into one single file.</text:span></text:p>
          <text:list>
            <text:list-item>
              <text:p text:style-name="P30"><text:span text:style-name="Strong_20_Emphasis"><text:span text:style-name="T4">Steps:</text:span></text:span></text:p>
              <text:list>
                <text:list-item>
                  <text:p text:style-name="P40">Loads the relevant Excel files.</text:p>
                </text:list-item>
                <text:list-item>
                  <text:p text:style-name="P40">Combines the data from multiple sources into a single dataset.</text:p>
                </text:list-item>
                <text:list-item>
                  <text:p text:style-name="P18">Saves the combined data to a new Excel file.</text:p>
                </text:list-item>
              </text:list>
            </text:list-item>
          </text:list>
        </text:list-item>
      </text:list>
      <text:h text:style-name="Heading_20_3" text:outline-level="3"><text:span text:style-name="Strong_20_Emphasis"><text:span text:style-name="T4">4.12 merge_all_file(DOWNLOAD_DIRECTORY)</text:span></text:span></text:h>
      <text:list xml:id="list3161653969" text:style-name="L15">
        <text:list-item>
          <text:p text:style-name="P8"><text:span text:style-name="Strong_20_Emphasis"><text:span text:style-name="T4">Purpose:</text:span></text:span><text:span text:style-name="T4"> Merges additional files into a single combined dataset.</text:span></text:p>
        </text:list-item>
      </text:list>
      <text:h text:style-name="Heading_20_3" text:outline-level="3"><text:soft-page-break/><text:span text:style-name="Strong_20_Emphasis"><text:span text:style-name="T4">4.13 main()</text:span></text:span></text:h>
      <text:list xml:id="list4184973231" text:style-name="L16">
        <text:list-item>
          <text:p text:style-name="P31"><text:span text:style-name="Strong_20_Emphasis"><text:span text:style-name="T4">Purpose:</text:span></text:span><text:span text:style-name="T4"> The main function that coordinates the entire script flow.</text:span></text:p>
          <text:list>
            <text:list-item>
              <text:p text:style-name="P31"><text:span text:style-name="Strong_20_Emphasis"><text:span text:style-name="T4">Steps:</text:span></text:span></text:p>
              <text:list>
                <text:list-item>
                  <text:p text:style-name="P41">Sets up logging and initializes required variables.</text:p>
                </text:list-item>
                <text:list-item>
                  <text:p text:style-name="P41">Calls various functions to process data, extract information, and combine files.</text:p>
                </text:list-item>
                <text:list-item>
                  <text:p text:style-name="P41">Loads the latest ICT and CDI files for processing.</text:p>
                </text:list-item>
                <text:list-item>
                  <text:p text:style-name="P41">Executes data extraction functions for Platts, LME, and Argus.</text:p>
                </text:list-item>
                <text:list-item>
                  <text:p text:style-name="P41">Loads data via FTP and combines all processed data into a single Excel file.</text:p>
                </text:list-item>
                <text:list-item>
                  <text:p text:style-name="P19">Updates the currency name (USD to INR) in the final dataset.</text:p>
                </text:list-item>
              </text:list>
            </text:list-item>
          </text:list>
        </text:list-item>
      </text:list>
      <text:h text:style-name="Heading_20_2" text:outline-level="2"><text:span text:style-name="Strong_20_Emphasis"><text:span text:style-name="T4">5. Error Handling and Logging</text:span></text:span></text:h>
      <text:p text:style-name="Text_20_body"><text:span text:style-name="T4">The script uses the </text:span><text:span text:style-name="Source_20_Text"><text:span text:style-name="T4">logging</text:span></text:span><text:span text:style-name="T4"> module to log errors, warnings, and other information at each step. If any errors occur during processing, they are logged for debugging purposes. Specific error types are caught, such as </text:span><text:span text:style-name="Source_20_Text"><text:span text:style-name="T4">FileNotFoundError</text:span></text:span><text:span text:style-name="T4">, </text:span><text:span text:style-name="Source_20_Text"><text:span text:style-name="T4">Exception</text:span></text:span><text:span text:style-name="T4">, etc.</text:span></text:p>
      <text:h text:style-name="Heading_20_2" text:outline-level="2"><text:span text:style-name="Strong_20_Emphasis"><text:span text:style-name="T4">6. Configuration Constants</text:span></text:span></text:h>
      <text:h text:style-name="Heading_20_3" text:outline-level="3"><text:span text:style-name="Strong_20_Emphasis"><text:span text:style-name="T4">BASE_URL:</text:span></text:span></text:h>
      <text:p text:style-name="P11">The base URL for downloading PDF files.</text:p>
      <text:h text:style-name="Heading_20_3" text:outline-level="3"><text:span text:style-name="Strong_20_Emphasis"><text:span text:style-name="T4">load_directory:</text:span></text:span></text:h>
      <text:p text:style-name="P11">Directory where the source CSV files are located.</text:p>
      <text:h text:style-name="Heading_20_3" text:outline-level="3"><text:span text:style-name="Strong_20_Emphasis"><text:span text:style-name="T4">DOWNLOAD_DIRECTORY:</text:span></text:span></text:h>
      <text:p text:style-name="P11">Directory where the processed files and data will be saved.</text:p>
      <text:h text:style-name="Heading_20_3" text:outline-level="3"><text:span text:style-name="Strong_20_Emphasis"><text:span text:style-name="T4">PDF_PATH:</text:span></text:span></text:h>
      <text:p text:style-name="P11">Directory where the PDF files are located.</text:p>
      <text:h text:style-name="Heading_20_3" text:outline-level="3"><text:span text:style-name="Strong_20_Emphasis"><text:span text:style-name="T4">FILTER_CONDITIONS &amp; ADD_MATERIAL_CODE:</text:span></text:span></text:h>
      <text:p text:style-name="P11">Dictionaries containing the filtering conditions and material IDs for specific products. These are applied to the CSV data during processing.</text:p>
      <text:h text:style-name="Heading_20_2" text:outline-level="2"><text:span text:style-name="Strong_20_Emphasis"><text:span text:style-name="T4">7. Dependencies</text:span></text:span></text:h>
      <text:p text:style-name="P11">Ensure the following Python packages and modules are installed before running the script:</text:p>
      <text:list xml:id="list566454461" text:style-name="L17">
        <text:list-item>
          <text:p text:style-name="P32"><text:span text:style-name="Source_20_Text"><text:span text:style-name="T4">os</text:span></text:span></text:p>
        </text:list-item>
        <text:list-item>
          <text:p text:style-name="P32"><text:span text:style-name="Source_20_Text"><text:span text:style-name="T4">logging</text:span></text:span></text:p>
        </text:list-item>
        <text:list-item>
          <text:p text:style-name="P32"><text:span text:style-name="Source_20_Text"><text:span text:style-name="T4">datetime</text:span></text:span></text:p>
        </text:list-item>
        <text:list-item>
          <text:p text:style-name="P32"><text:soft-page-break/><text:span text:style-name="Source_20_Text"><text:span text:style-name="T4">glob</text:span></text:span></text:p>
        </text:list-item>
        <text:list-item>
          <text:p text:style-name="P9"><text:span text:style-name="T4">Custom modules such as </text:span><text:span text:style-name="Source_20_Text"><text:span text:style-name="T4">Automation_pdf_extraction</text:span></text:span><text:span text:style-name="T4">, </text:span><text:span text:style-name="Source_20_Text"><text:span text:style-name="T4">PDFDataExtractorArgus</text:span></text:span><text:span text:style-name="T4">, </text:span><text:span text:style-name="Source_20_Text"><text:span text:style-name="T4">LMEDataFetcher</text:span></text:span><text:span text:style-name="T4">, </text:span><text:span text:style-name="Source_20_Text"><text:span text:style-name="T4">CSVManager</text:span></text:span><text:span text:style-name="T4">, etc.</text:span></text:p>
        </text:list-item>
      </text:list>
      <text:h text:style-name="Heading_20_2" text:outline-level="2"><text:span text:style-name="Strong_20_Emphasis"><text:span text:style-name="T4">8. Conclusion</text:span></text:span></text:h>
      <text:p text:style-name="P11">This script automates the process of downloading, extracting, filtering, and merging data from multiple sources related to market prices. The modular structure allows for easy modifications, and the use of logging ensures smooth error tracking and debugging. It can be easily integrated into any workflow that requires automated market data processing and reporting.</text:p>
      <text:p text:style-name="P43"/>
      <text:h text:style-name="Heading_20_3" text:outline-level="3"><text:span text:style-name="Strong_20_Emphasis"><text:span text:style-name="T4">Appendices</text:span></text:span></text:h>
      <text:list xml:id="list2494629207" text:style-name="L18">
        <text:list-item>
          <text:p text:style-name="P33"><text:span text:style-name="Strong_20_Emphasis"><text:span text:style-name="T4">A. Configuration Settings:</text:span></text:span><text:span text:style-name="T4"> List of configuration variables and their descriptions.</text:span></text:p>
        </text:list-item>
        <text:list-item>
          <text:p text:style-name="P10"><text:span text:style-name="Strong_20_Emphasis"><text:span text:style-name="T4">B. Error Codes and Troubleshooting:</text:span></text:span><text:span text:style-name="T4"> Common issues and solutions.</text:span></text:p>
        </text:list-item>
      </text:list>
      <text:p text:style-name="P42"><text:line-break/><text:line-break/><text:line-break/><text:span text:style-name="T3">CODE:</text:span></text:p>
      <text:p text:style-name="P45">import os</text:p>
      <text:p text:style-name="P45">import logging</text:p>
      <text:p text:style-name="P45">from datetime import datetime</text:p>
      <text:p text:style-name="P45">import glob</text:p>
      <text:p text:style-name="P45"/>
      <text:p text:style-name="P45">import Automation_pdf_extraction as Auto_pdf_ext</text:p>
      <text:p text:style-name="P45">import PDFDataExtractorArgus as Argus</text:p>
      <text:p text:style-name="P45">import LMEDataFetcher as LME</text:p>
      <text:p text:style-name="P45">import PDFTableExtractorPlatts as Platts</text:p>
      <text:p text:style-name="P45">import CSVManager as csv</text:p>
      <text:p text:style-name="P45">import PDFLinkProcessor as pdf</text:p>
      <text:p text:style-name="P45">import ExcelCombiner as Excel</text:p>
      <text:p text:style-name="P45">import LatestFileLoader_xlsx as load</text:p>
      <text:p text:style-name="P45">import FTP_code as ftp</text:p>
      <text:p text:style-name="P45">import ExcelMerger as Merge</text:p>
      <text:p text:style-name="P45">import Currency_name_change as change</text:p>
      <text:p text:style-name="P45"/>
      <text:p text:style-name="P45"># Configuration constants</text:p>
      <text:p text:style-name="P45">BASE_URL = "https://d2ah634u9nypif.cloudfront.net/wp-content/uploads/2019/01/"</text:p>
      <text:p text:style-name="P45">load_directory = "G:\\Shared drives\\Metal Prices\\old_data\\"</text:p>
      <text:p text:style-name="P45">DOWNLOAD_DIRECTORY = f"G:\\Shared drives\\Metal Prices\\Market_price\\"</text:p>
      <text:p text:style-name="P45">PDF_PATH = "G:\\My Drive\\PDF_files\\"</text:p>
      <text:p text:style-name="P45"/>
      <text:p text:style-name="P45">FILTER_CONDITIONS = {</text:p>
      <text:p text:style-name="P45"><text:s text:c="4"/>'ingot.xlsx': [('Product Code', 'IC20')],</text:p>
      <text:p text:style-name="P45"><text:s text:c="4"/>'sowingot.xlsx': [('Product Code', 'SC20')],</text:p>
      <text:p text:style-name="P45"><text:s text:c="2"/># <text:s/>'Sow_Ingot.xlsx': [('Product Code', 'SC20')],</text:p>
      <text:p text:style-name="P45"><text:s text:c="2"/># <text:s/>'Sow_ingot.xlsx': [('Product Code', 'SC20')],</text:p>
      <text:p text:style-name="P45"><text:s text:c="4"/>'wirerod.xlsx': [('Product Code', 'WF10')],</text:p>
      <text:p text:style-name="P45"><text:s text:c="2"/># <text:s/>'Wire_Rod.xlsx': [('Product Code', 'WF10')],</text:p>
      <text:p text:style-name="P45"><text:s text:c="3"/># 'Wire_rod.xlsx': [('Product Code', 'WF10')]</text:p>
      <text:p text:style-name="P45"><text:soft-page-break/>}</text:p>
      <text:p text:style-name="P45"/>
      <text:p text:style-name="P45">ADD_MATERIAL_CODE = {</text:p>
      <text:p text:style-name="P45"><text:s text:c="4"/>'ingot.xlsx': [("ID", "50000121043")],</text:p>
      <text:p text:style-name="P45"><text:s text:c="4"/>'sowingot.xlsx': [("ID", "50000121116")],</text:p>
      <text:p text:style-name="P45"><text:s text:c="3"/># 'Sow_Ingot.xlsx': [("ID", "50000121116")],</text:p>
      <text:p text:style-name="P45"><text:s text:c="3"/># 'Sow_ingot.xlsx': [("ID", "50000121116")],</text:p>
      <text:p text:style-name="P45"><text:s text:c="4"/>'wirerod.xlsx': [("ID", "50000121024")],</text:p>
      <text:p text:style-name="P45"><text:s text:c="3"/># 'Wire_Rod.xlsx': [("ID", "50000121024")],</text:p>
      <text:p text:style-name="P45"><text:s text:c="3"/># 'Wire_rod.xlsx': [("ID", "50000121024")]</text:p>
      <text:p text:style-name="P45">}</text:p>
      <text:p text:style-name="P45"/>
      <text:p text:style-name="P45">def setup_logging():</text:p>
      <text:p text:style-name="P45"><text:s text:c="4"/>"""Set up logging configuration."""</text:p>
      <text:p text:style-name="P45"><text:s text:c="4"/>logging.basicConfig(level=logging.INFO)</text:p>
      <text:p text:style-name="P45"/>
      <text:p text:style-name="P45">def get_current_date():</text:p>
      <text:p text:style-name="P45"><text:s text:c="4"/>"""Get the current date formatted as DD/MM/YYYY."""</text:p>
      <text:p text:style-name="P45"><text:s text:c="4"/>return datetime.now().strftime("%d/%m/%Y")</text:p>
      <text:p text:style-name="P45"/>
      <text:p text:style-name="P45">def prepare_file_data(formatted_date):</text:p>
      <text:p text:style-name="P45"><text:s text:c="4"/>"""Prepare custom data for file processing."""</text:p>
      <text:p text:style-name="P45"><text:s text:c="4"/># return [</text:p>
      <text:p text:style-name="P45"><text:s text:c="4"/># <text:s text:c="4"/>['sow ingot', formatted_date],</text:p>
      <text:p text:style-name="P45"><text:s text:c="4"/># <text:s text:c="4"/>['ingot', formatted_date],</text:p>
      <text:p text:style-name="P45"><text:s text:c="4"/># <text:s text:c="4"/>['wire rod', formatted_date]</text:p>
      <text:p text:style-name="P45"><text:s text:c="4"/># ]</text:p>
      <text:p text:style-name="P45"><text:s text:c="4"/>return ['Sow Ingot','Ingot','Wire Rod']</text:p>
      <text:p text:style-name="P45"/>
      <text:p text:style-name="P45">def run_data_filtering_process(load_directory):</text:p>
      <text:p text:style-name="P45"><text:s text:c="4"/>"""Run the data filtering process."""</text:p>
      <text:p text:style-name="P45"><text:s text:c="4"/>try:</text:p>
      <text:p text:style-name="P45"><text:s text:c="8"/>csv_files = csv.CSVManager.list_xlsx_files(load_directory)</text:p>
      <text:p text:style-name="P45"><text:s text:c="8"/>data_matrices = csv.CSVManager.read_xlsx_files(csv_files)</text:p>
      <text:p text:style-name="P45"><text:s text:c="7"/># for data in data_matrices: print(data)</text:p>
      <text:p text:style-name="P45"><text:s text:c="8"/>csv.CSVManager.delete_pdf_files(load_directory)</text:p>
      <text:p text:style-name="P45"/>
      <text:p text:style-name="P45"><text:s text:c="8"/>updated_matrices = csv.CSVManager.add_ID_column(data_matrices, ADD_MATERIAL_CODE)</text:p>
      <text:p text:style-name="P45"><text:s text:c="8"/>#for data in updated_matrices: print(data)</text:p>
      <text:p text:style-name="P45"><text:s text:c="8"/>filtered_dfs = csv.CSVManager.apply_filter_conditions(updated_matrices, FILTER_CONDITIONS)</text:p>
      <text:p text:style-name="P45"/>
      <text:p text:style-name="P45"><text:s text:c="8"/>output_file = os.path.join(DOWNLOAD_DIRECTORY, 'Nalco_data.xlsx')</text:p>
      <text:p text:style-name="P45"><text:s text:c="8"/>csv.CSVManager.concatenate_and_save(filtered_dfs, output_file)</text:p>
      <text:p text:style-name="P45"/>
      <text:p text:style-name="P45"><text:s text:c="4"/>except FileNotFoundError as e:</text:p>
      <text:p text:style-name="P45"><text:s text:c="8"/>logging.error(f"File not found: {e}")</text:p>
      <text:p text:style-name="P45"><text:s text:c="4"/>except Exception as e:</text:p>
      <text:p text:style-name="P45"><text:s text:c="8"/>logging.error(f"An error occurred during data filtering: {e}")</text:p>
      <text:p text:style-name="P45"/>
      <text:p text:style-name="P45">def process_pdf_links(files):</text:p>
      <text:p text:style-name="P45"><text:s text:c="4"/>"""Generate PDF URLs and download them."""</text:p>
      <text:p text:style-name="P45"><text:s text:c="4"/>try:</text:p>
      <text:p text:style-name="P45"><text:s text:c="8"/>pdf_processor = pdf.PDFLinkProcessor(BASE_URL, files, load_directory)</text:p>
      <text:p text:style-name="P45"><text:s text:c="8"/>#pdf_processor.generate_pdf_urls_and_download()</text:p>
      <text:p text:style-name="P45"><text:s text:c="8"/>custom_urls = pdf_processor.generate_pdf_urls()</text:p>
      <text:p text:style-name="P45"/>
      <text:p text:style-name="P45"><text:s text:c="9"/># Match and download the PDFs</text:p>
      <text:p text:style-name="P45"><text:soft-page-break/><text:s text:c="8"/>pdf_processor.Matching(custom_urls)</text:p>
      <text:p text:style-name="P45"/>
      <text:p text:style-name="P45"><text:s text:c="9"/># Load and process downloaded PDFs</text:p>
      <text:p text:style-name="P45"><text:s text:c="8"/>pdf_processor.load_pdfs()</text:p>
      <text:p text:style-name="P45"><text:s text:c="8"/>#pdf_processor.load_pdfs()</text:p>
      <text:p text:style-name="P45"><text:s text:c="8"/>return pdf_processor</text:p>
      <text:p text:style-name="P45"><text:s text:c="4"/>except Exception as e:</text:p>
      <text:p text:style-name="P45"><text:s text:c="8"/>logging.error(f"An error occurred while processing PDF links: {e}")</text:p>
      <text:p text:style-name="P45"/>
      <text:p text:style-name="P45">def extract_latest_files():</text:p>
      <text:p text:style-name="P45"><text:s text:c="4"/>"""Load the latest ICT and CDI files."""</text:p>
      <text:p text:style-name="P45"><text:s text:c="4"/>try:</text:p>
      <text:p text:style-name="P45"><text:s text:c="8"/>file_loader = Auto_pdf_ext.LatestFileLoader(PDF_PATH)</text:p>
      <text:p text:style-name="P45"><text:s text:c="8"/>return file_loader.load_latest_files()</text:p>
      <text:p text:style-name="P45"><text:s text:c="4"/>except Exception as e:</text:p>
      <text:p text:style-name="P45"><text:s text:c="8"/>logging.error(f"An error occurred while loading latest files: {e}")</text:p>
      <text:p text:style-name="P45"><text:s text:c="8"/>return None, None</text:p>
      <text:p text:style-name="P45"/>
      <text:p text:style-name="P45">def extract_platts_data(latest_ict_file):</text:p>
      <text:p text:style-name="P45"><text:s text:c="4"/>"""Extract data from Platts PDF."""</text:p>
      <text:p text:style-name="P45"><text:s text:c="4"/>if not latest_ict_file:</text:p>
      <text:p text:style-name="P45"><text:s text:c="8"/>logging.warning("No ICT file provided for Platts extraction.")</text:p>
      <text:p text:style-name="P45"><text:s text:c="8"/>return</text:p>
      <text:p text:style-name="P45"/>
      <text:p text:style-name="P45"><text:s text:c="4"/>filter_data = {</text:p>
      <text:p text:style-name="P45"><text:s text:c="8"/>"Premium Low Vol": ["FOB Australia", "CFR India"],</text:p>
      <text:p text:style-name="P45"><text:s text:c="8"/>"Low Vol HCC": ["FOB Australia", "CFR India"],</text:p>
      <text:p text:style-name="P45"><text:s text:c="8"/>"Low Vol PCI": ["FOB Australia", "CFR India"],</text:p>
      <text:p text:style-name="P45"><text:s text:c="8"/>"Mid Vol PCI": ["FOB Australia", "CFR India"],</text:p>
      <text:p text:style-name="P45"><text:s text:c="8"/>"Semi Soft": ["FOB Australia", "CFR India"],</text:p>
      <text:p text:style-name="P45"><text:s text:c="4"/>}</text:p>
      <text:p text:style-name="P45"/>
      <text:p text:style-name="P45"><text:s text:c="4"/>Platts_Id = {</text:p>
      <text:p text:style-name="P45"><text:s text:c="8"/>"Premium Low Vol": [("ID", "50000141001")],</text:p>
      <text:p text:style-name="P45"><text:s text:c="8"/>"Low Vol HCC": [("ID", "50000141012")],</text:p>
      <text:p text:style-name="P45"><text:s text:c="8"/>"Low Vol PCI": [("ID", "50000151001")],</text:p>
      <text:p text:style-name="P45"><text:s text:c="8"/>"Mid Vol PCI": [("ID", "50000151002")],</text:p>
      <text:p text:style-name="P45"><text:s text:c="8"/>"Semi Soft": [("ID", "50000151003")],</text:p>
      <text:p text:style-name="P45"><text:s text:c="4"/>}</text:p>
      <text:p text:style-name="P45"/>
      <text:p text:style-name="P45"><text:s text:c="4"/>try:</text:p>
      <text:p text:style-name="P45"><text:s text:c="8"/>pdf_extractor = Platts.PDFTableExtractorPlatts(latest_ict_file, DOWNLOAD_DIRECTORY, filter_data, Platts_Id)</text:p>
      <text:p text:style-name="P45"><text:s text:c="8"/>pdf_extractor.extract_table_platts_pdf(7)</text:p>
      <text:p text:style-name="P45"><text:s text:c="4"/>except FileNotFoundError:</text:p>
      <text:p text:style-name="P45"><text:s text:c="8"/>logging.error(f"Error: The file '{latest_ict_file}' was not found.")</text:p>
      <text:p text:style-name="P45"><text:s text:c="4"/>except Exception as e:</text:p>
      <text:p text:style-name="P45"><text:s text:c="8"/>logging.error(f"An error occurred during the extraction process: {e}")</text:p>
      <text:p text:style-name="P45"/>
      <text:p text:style-name="P45">def extract_lme_data():</text:p>
      <text:p text:style-name="P45"><text:s text:c="4"/>"""Fetch and save LME data."""</text:p>
      <text:p text:style-name="P45"><text:s text:c="4"/>LME_data = {</text:p>
      <text:p text:style-name="P45"><text:s text:c="8"/>"PublishedDate": datetime.now().strftime("%Y%m%d"),</text:p>
      <text:p text:style-name="P45"><text:s text:c="8"/>"ID": "50000121042",</text:p>
      <text:p text:style-name="P45"><text:s text:c="8"/>"Title": "Nickel Plate",</text:p>
      <text:p text:style-name="P45"><text:s text:c="8"/>"Currency": "USD",</text:p>
      <text:p text:style-name="P45"><text:s text:c="8"/>"Price": ""</text:p>
      <text:p text:style-name="P45"><text:s text:c="4"/>}</text:p>
      <text:p text:style-name="P45"><text:s text:c="4"/>try:</text:p>
      <text:p text:style-name="P45"><text:soft-page-break/><text:s text:c="8"/>scraper = LME.LMEDataFetcher(file_name='Nickel', DOWNLOAD_DIRECTORY=DOWNLOAD_DIRECTORY, LME_data=LME_data)</text:p>
      <text:p text:style-name="P45"><text:s text:c="8"/>scraper.run()</text:p>
      <text:p text:style-name="P45"><text:s text:c="8"/>scraper.save_to_excel()</text:p>
      <text:p text:style-name="P45"><text:s text:c="4"/>except Exception as e:</text:p>
      <text:p text:style-name="P45"><text:s text:c="8"/>logging.error(f"An error occurred while fetching LME data: {e}")</text:p>
      <text:p text:style-name="P45"/>
      <text:p text:style-name="P45">def extract_argus_data(latest_cdi_file):</text:p>
      <text:p text:style-name="P45"><text:s text:c="4"/>"""Extract data from Argus PDF and save it to Excel."""</text:p>
      <text:p text:style-name="P45"><text:s text:c="4"/>if not latest_cdi_file:</text:p>
      <text:p text:style-name="P45"><text:s text:c="8"/>logging.warning("No CDI file provided for Argus extraction.")</text:p>
      <text:p text:style-name="P45"><text:s text:c="8"/>return</text:p>
      <text:p text:style-name="P45"/>
      <text:p text:style-name="P45"><text:s text:c="4"/>Argus_data = {</text:p>
      <text:p text:style-name="P45"><text:s text:c="8"/>"PublishedDate": datetime.now().strftime("%Y%m%d"),</text:p>
      <text:p text:style-name="P45"><text:s text:c="8"/>"ID": "50000111006",</text:p>
      <text:p text:style-name="P45"><text:s text:c="8"/>"Title": "Steam Coal - 6000 NAR",</text:p>
      <text:p text:style-name="P45"><text:s text:c="8"/>"Currency": "USD",</text:p>
      <text:p text:style-name="P45"><text:s text:c="8"/>"Price": ""</text:p>
      <text:p text:style-name="P45"><text:s text:c="4"/>}</text:p>
      <text:p text:style-name="P45"/>
      <text:p text:style-name="P45"><text:s text:c="4"/>try:</text:p>
      <text:p text:style-name="P45"><text:s text:c="8"/>extractor = Argus.PDFDataExtractorArgus(latest_cdi_file, DOWNLOAD_DIRECTORY, Argus_data)</text:p>
      <text:p text:style-name="P45"><text:s text:c="8"/>name, price = extractor.extract_data()</text:p>
      <text:p text:style-name="P45"/>
      <text:p text:style-name="P45"><text:s text:c="8"/>if name and price is None:</text:p>
      <text:p text:style-name="P45"><text:s text:c="12"/>logging.warning("\nNot able to extract data from Argus file")</text:p>
      <text:p text:style-name="P45"><text:s text:c="8"/>extractor.save_to_excel()</text:p>
      <text:p text:style-name="P45"><text:s text:c="4"/>except Exception as e:</text:p>
      <text:p text:style-name="P45"><text:s text:c="8"/>logging.error(f"An error occurred during Argus data extraction: {e}")</text:p>
      <text:p text:style-name="P45"/>
      <text:p text:style-name="P45">def ftp_data_load(DOWNLOAD_DIRECTORY):</text:p>
      <text:p text:style-name="P45"><text:s text:c="4"/>"""Load data via FTP."""</text:p>
      <text:p text:style-name="P45"><text:s text:c="4"/>ftp_server = '72.52.250.45'</text:p>
      <text:p text:style-name="P45"><text:s text:c="4"/>username = 'jayaswalneco@steelmint.com'</text:p>
      <text:p text:style-name="P45"><text:s text:c="4"/>password = '#Sd@?XK&amp;UZd^'</text:p>
      <text:p text:style-name="P45"><text:s text:c="4"/>filename_pattern = r'BigMint_Assessment_Prices_\d{1,2}-\d{1,2}-\d{4}_\d{4}\.xlsx'</text:p>
      <text:p text:style-name="P45"/>
      <text:p text:style-name="P45"><text:s text:c="4"/>try:</text:p>
      <text:p text:style-name="P45"><text:s text:c="8"/>ftp.download_file(ftp_server, username, password, filename_pattern, DOWNLOAD_DIRECTORY)</text:p>
      <text:p text:style-name="P45"><text:s text:c="4"/>except Exception as e:</text:p>
      <text:p text:style-name="P45"><text:s text:c="8"/>logging.error(f"An error occurred during FTP data load: {e}")</text:p>
      <text:p text:style-name="P45"/>
      <text:p text:style-name="P45">def combine_excel_file(DOWNLOAD_DIRECTORY):</text:p>
      <text:p text:style-name="P45"><text:s text:c="4"/>"""Combine Excel files into one."""</text:p>
      <text:p text:style-name="P45"><text:s text:c="4"/>file_names = [</text:p>
      <text:p text:style-name="P45"><text:s text:c="8"/>'Nalco_data.xlsx',</text:p>
      <text:p text:style-name="P45"><text:s text:c="8"/>'Platts_data.xlsx',</text:p>
      <text:p text:style-name="P45"><text:s text:c="8"/>'LME_data.xlsx',</text:p>
      <text:p text:style-name="P45"><text:s text:c="8"/>'Argus_data.xlsx',</text:p>
      <text:p text:style-name="P45"><text:s text:c="4"/>]</text:p>
      <text:p text:style-name="P45"><text:s text:c="4"/>common_columns = ['PublishedDate', 'ID', 'Title', 'Currency', 'Price']</text:p>
      <text:p text:style-name="P45"><text:s text:c="4"/>date = datetime.now().strftime("%H/%M")</text:p>
      <text:p text:style-name="P45"><text:s text:c="4"/>print("Date string:", date)</text:p>
      <text:p text:style-name="P45"><text:s text:c="4"/>H_date,M_date = date.split("/")</text:p>
      <text:p text:style-name="P45"><text:s text:c="12"/></text:p>
      <text:p text:style-name="P45"><text:soft-page-break/></text:p>
      <text:p text:style-name="P45"><text:s text:c="4"/>try:</text:p>
      <text:p text:style-name="P45"><text:s text:c="8"/>combiner = Excel.ExcelCombiner(DOWNLOAD_DIRECTORY, file_names, common_columns, load_directory, get_current_date().replace("/", '-'))</text:p>
      <text:p text:style-name="P45"><text:s text:c="8"/>file_loader = load.LatestFileLoader(load_directory)</text:p>
      <text:p text:style-name="P45"/>
      <text:p text:style-name="P45"><text:s text:c="8"/>latest_file = file_loader.load_latest_file()</text:p>
      <text:p text:style-name="P45"><text:s text:c="8"/>if latest_file:</text:p>
      <text:p text:style-name="P45"><text:s text:c="12"/>logging.info(f"The latest file is: {latest_file}")</text:p>
      <text:p text:style-name="P45"><text:s text:c="12"/>file_names.append(os.path.basename(latest_file))</text:p>
      <text:p text:style-name="P45"><text:s text:c="8"/>else:</text:p>
      <text:p text:style-name="P45"><text:s text:c="12"/>logging.warning("No matching files found, combining the rest.")</text:p>
      <text:p text:style-name="P45"><text:s text:c="12"/></text:p>
      <text:p text:style-name="P45"><text:s text:c="8"/>if int(H_date) &lt; 12 or ( int(H_date)&lt;=12 <text:s/>and int(M_date) &lt;= 59):</text:p>
      <text:p text:style-name="P45"><text:s text:c="12"/>print(H_date,M_date)</text:p>
      <text:p text:style-name="P45"><text:s text:c="12"/>print("The Current time is between 9:00 am to 12:10 am")</text:p>
      <text:p text:style-name="P45"><text:s text:c="12"/>combiner.update_date_BIGmint()</text:p>
      <text:p text:style-name="P45"><text:s text:c="12"/></text:p>
      <text:p text:style-name="P45"><text:s text:c="12"/></text:p>
      <text:p text:style-name="P45"><text:s text:c="8"/>combiner.update_dates_in_xlsx(DOWNLOAD_DIRECTORY)</text:p>
      <text:p text:style-name="P45"><text:s text:c="8"/>combiner.combine_files()</text:p>
      <text:p text:style-name="P45"><text:s text:c="8"/>combiner.save_combined_file('Combined_data')</text:p>
      <text:p text:style-name="P45"><text:s text:c="8"/># Uncomment if you want to delete the original files</text:p>
      <text:p text:style-name="P45"><text:s text:c="8"/>combiner.delete_original_files()</text:p>
      <text:p text:style-name="P45"/>
      <text:p text:style-name="P45"><text:s text:c="4"/>except Exception as e:</text:p>
      <text:p text:style-name="P45"><text:s text:c="8"/>logging.error(f"An error occurred during Excel combining: {e}")</text:p>
      <text:p text:style-name="P45"><text:s text:c="8"/></text:p>
      <text:p text:style-name="P45">def merge_all_file(DOWNLOAD_DIRECTORY):</text:p>
      <text:p text:style-name="P45"><text:s text:c="4"/></text:p>
      <text:p text:style-name="P45"><text:s text:c="4"/>aggregator = Merge.ExcelMereger(DOWNLOAD_DIRECTORY)</text:p>
      <text:p text:style-name="P45"><text:s text:c="4"/>aggregator.combine_files()</text:p>
      <text:p text:style-name="P45"><text:s text:c="12"/></text:p>
      <text:p text:style-name="P45"/>
      <text:p text:style-name="P45">def main():</text:p>
      <text:p text:style-name="P45"><text:s text:c="4"/>setup_logging()</text:p>
      <text:p text:style-name="P45"><text:s text:c="4"/>formatted_date = get_current_date()</text:p>
      <text:p text:style-name="P45"><text:s text:c="4"/>files = prepare_file_data(formatted_date)</text:p>
      <text:p text:style-name="P45"/>
      <text:p text:style-name="P45"><text:s text:c="4"/>pdf_processor = process_pdf_links(files)</text:p>
      <text:p text:style-name="P45"><text:s text:c="4"/>run_data_filtering_process(load_directory)</text:p>
      <text:p text:style-name="P45"/>
      <text:p text:style-name="P45"><text:s text:c="4"/>latest_ict_file, latest_cdi_file = extract_latest_files()</text:p>
      <text:p text:style-name="P45"><text:s text:c="4"/>if latest_ict_file:</text:p>
      <text:p text:style-name="P45"><text:s text:c="8"/>logging.info(f"The latest ICT file is: {latest_ict_file}")</text:p>
      <text:p text:style-name="P45"><text:s text:c="4"/>else:</text:p>
      <text:p text:style-name="P45"><text:s text:c="8"/>logging.warning("No matching ICT files found.")</text:p>
      <text:p text:style-name="P45"/>
      <text:p text:style-name="P45"><text:s text:c="4"/>if latest_cdi_file:</text:p>
      <text:p text:style-name="P45"><text:s text:c="8"/>logging.info(f"The latest CDI file is: {latest_cdi_file}")</text:p>
      <text:p text:style-name="P45"><text:s text:c="4"/>else:</text:p>
      <text:p text:style-name="P45"><text:s text:c="8"/>logging.warning("No matching CDI files found.")</text:p>
      <text:p text:style-name="P45"/>
      <text:p text:style-name="P45"><text:s text:c="4"/>extract_platts_data(latest_ict_file)</text:p>
      <text:p text:style-name="P45"><text:s text:c="4"/>extract_lme_data()</text:p>
      <text:p text:style-name="P45"><text:s text:c="4"/>extract_argus_data(latest_cdi_file)</text:p>
      <text:p text:style-name="P45"/>
      <text:p text:style-name="P45"><text:s text:c="4"/>ftp_data_load(load_directory)</text:p>
      <text:p text:style-name="P45"><text:s text:c="4"/>combine_excel_file(DOWNLOAD_DIRECTORY)</text:p>
      <text:p text:style-name="P45"><text:soft-page-break/><text:s text:c="4"/>merge_all_file(DOWNLOAD_DIRECTORY)</text:p>
      <text:p text:style-name="P45"><text:s text:c="4"/></text:p>
      <text:p text:style-name="P45"><text:s text:c="4"/># Changing the name of currency from USD to INR </text:p>
      <text:p text:style-name="P45"><text:s text:c="4"/>change.initialize()</text:p>
      <text:p text:style-name="P45"><text:s/></text:p>
      <text:p text:style-name="P45"/>
      <text:p text:style-name="P45">if __name__ == "__main__":</text:p>
      <text:p text:style-name="P44"><text:s text:c="4"/>main()</text:p>
      <text:p text:style-name="P42"><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monospace"/>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4.2$Windows_X86_64 LibreOffice_project/2412653d852ce75f65fbfa83fb7e7b669a126d64</meta:generator>
    <dc:date>2024-11-13T12:26:08.097000000</dc:date>
    <meta:editing-duration>PT2M37S</meta:editing-duration>
    <meta:editing-cycles>1</meta:editing-cycles>
    <meta:document-statistic meta:table-count="0" meta:image-count="0" meta:object-count="0" meta:page-count="10" meta:paragraph-count="352" meta:word-count="1822" meta:character-count="15856" meta:non-whitespace-character-count="13246"/>
  </office:meta>
</office:document-meta>
</file>